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1e31ce" style:font-weight-asian="bold" style:font-weight-complex="bold"/>
    </style:style>
    <style:style style:name="P3" style:family="paragraph" style:parent-style-name="Standard">
      <style:paragraph-properties fo:text-align="justify" style:justify-single-word="false"/>
      <style:text-properties fo:font-weight="bold" officeooo:paragraph-rsid="00218cbe"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paragraph-rsid="00273ab1"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paragraph-rsid="002b71c6"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paragraph-rsid="00327119" fo:background-color="transparent" style:font-weight-asian="bold" style:font-weight-complex="bold"/>
    </style:style>
    <style:style style:name="P7" style:family="paragraph" style:parent-style-name="Standard">
      <style:paragraph-properties fo:text-align="justify" style:justify-single-word="false"/>
      <style:text-properties fo:font-weight="normal" officeooo:paragraph-rsid="0014d355" style:font-weight-asian="normal" style:font-weight-complex="normal"/>
    </style:style>
    <style:style style:name="P8" style:family="paragraph" style:parent-style-name="Standard">
      <style:paragraph-properties fo:text-align="justify" style:justify-single-word="false"/>
      <style:text-properties fo:font-weight="normal" officeooo:paragraph-rsid="001e31ce" style:font-weight-asian="normal" style:font-weight-complex="normal"/>
    </style:style>
    <style:style style:name="P9" style:family="paragraph" style:parent-style-name="Standard">
      <style:paragraph-properties fo:text-align="justify" style:justify-single-word="false"/>
      <style:text-properties fo:font-weight="normal" officeooo:paragraph-rsid="00218cbe" style:font-weight-asian="normal" style:font-weight-complex="normal"/>
    </style:style>
    <style:style style:name="P10" style:family="paragraph" style:parent-style-name="Standard">
      <style:paragraph-properties fo:text-align="justify" style:justify-single-word="false"/>
      <style:text-properties fo:font-weight="normal" officeooo:paragraph-rsid="00218cbe" fo:background-color="#ff4500" style:font-weight-asian="normal" style:font-weight-complex="normal"/>
    </style:style>
    <style:style style:name="P11" style:family="paragraph" style:parent-style-name="Standard">
      <style:paragraph-properties fo:text-align="justify" style:justify-single-word="false"/>
      <style:text-properties fo:font-weight="normal" officeooo:paragraph-rsid="002b71c6" fo:background-color="#ff4500" style:font-weight-asian="normal" style:font-weight-complex="normal"/>
    </style:style>
    <style:style style:name="P12" style:family="paragraph" style:parent-style-name="Standard">
      <style:paragraph-properties fo:text-align="justify" style:justify-single-word="false"/>
      <style:text-properties fo:font-weight="normal" officeooo:paragraph-rsid="00218cbe"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paragraph-rsid="00273ab1"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paragraph-rsid="002b71c6"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officeooo:paragraph-rsid="00327119" fo:background-color="transparent" style:font-weight-asian="normal" style:font-weight-complex="normal"/>
    </style:style>
    <style:style style:name="P1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7" style:family="paragraph">
      <style:text-properties style:font-name="F" fo:font-size="12pt"/>
    </style:style>
    <style:style style:name="T1" style:family="text">
      <style:text-properties fo:font-weight="bold" style:font-weight-asian="bold" style:font-weight-complex="bold"/>
    </style:style>
    <style:style style:name="T2" style:family="text">
      <style:text-properties fo:background-color="#fff200" loext:char-shading-value="0"/>
    </style:style>
    <style:style style:name="T3" style:family="text">
      <style:text-properties fo:background-color="#fff200" loext:char-shading-value="0"/>
    </style:style>
    <style:style style:name="T4" style:family="text">
      <style:text-properties fo:background-color="#ff4500" loext:char-shading-value="0"/>
    </style:style>
    <style:style style:name="T5" style:family="text">
      <style:text-properties fo:background-color="#ff4500" loext:char-shading-value="0"/>
    </style:style>
    <style:style style:name="T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dicción genómica de valores genéticos usando un subconjunto de SNP identificados por tres métodos de aprendizaje automático</text:p>
      <text:p text:style-name="P1"/>
      <text:p text:style-name="P7"><text:span text:style-name="T1">Introducción</text:span> </text:p>
      <text:p text:style-name="P7"/>
      <text:p text:style-name="P7"><text:span text:style-name="T3"><office:annotation office:name="__Annotation__142_1229668621"><dc:creator>Autor desconocido</dc:creator><dc:date>2022-04-02T04:01:12.160831018</dc:date><text:p text:style-name="P16"><text:span text:style-name="T6">Desafios o problemas creados por las tecnologías de alto rendimiento, entre ellos el problema del p grande n pequeño.</text:span></text:p></office:annotation></text:span><text:span text:style-name="T3">Las tecnologías genómicas de alto rendimiento han creado enormes desafíos para los investigadores con problemas tales como una pequeña cantidad de observaciones y una gran cantidad de variables predictoras (comúnmente conocido como problema de “ gran P pequeña N ”), alta dimensionalidad o estructuras de datos SNP altamente correlacionadas ( Chen e Ishwaran, 2012 ; González-Recio et al., 2014 )</text:span><office:annotation-end office:name="__Annotation__142_1229668621"/>. Los métodos estadísticos convencionales que se enfocan en hipótesis univariadas y asumen variables explicativas independientes sufren significativamente debido a la falta de poder y precisión para manejar la complejidad de múltiples interacciones o correlaciones entre predictores (p. ej., interacciones SNP-SNP y SNP-covariable) ( Lettre et al. , 2007 , Zheng et al., 2007 ;So y Sham, 2011 ; Adams et al., 2015 ).</text:p>
      <text:p text:style-name="P7"/>
      <text:p text:style-name="P7"><text:span text:style-name="T3">Se han desarrollado numerosos métodos estadísticos para mejorar la predictibilidad de grandes conjuntos de datos con los problemas de "gran P pequeña N"</text:span>, incluidos modelos paramétricos, como la selección de subconjuntos ( Breiman, 1995 ; Fan y Li, 2001 ), LASSO (reducción mínima absoluta y operador de selección). , Tibshirani, 1996 ) y SCAD (penalización de desviación absoluta recortada suavemente, Fan y Li, 2001 ), pero todos son computacionalmente exigentes. Aunque LASSO y SCAD se pueden resolver de manera eficiente, se basan en regresión con suposiciones paramétricas sólidas e ignoran la dependencia entre las variables explicativas. <text:span text:style-name="T3"><office:annotation office:name="__Annotation__149_1229668621"><dc:creator>Autor desconocido</dc:creator><dc:date>2022-04-02T04:09:29.022943243</dc:date><text:p text:style-name="P16"><text:span text:style-name="T6">Lo métodos de ML son eficientes para el roblema de p grande n pequeño.</text:span></text:p></office:annotation></text:span><text:span text:style-name="T3">En los últimos años, los métodos de aprendizaje automático no paramétrico han demostrado ser eficientes para abordar estos problemas ( Chen e Ishwaran, 2012).; González-Recio et al., 2014 ). No requieren ningún conocimiento previo sobre los modelos genéticos subyacentes (es decir, aditivos, dominantes o recesivos), y son excelentes enfoques de "caja negra" para preseleccionar importantes variables de predicción. Lo que es más importante, pueden detectar interacciones SNP-SNP o SNP-covariable ( Lubke et al., 2013 )</text:span><office:annotation-end office:name="__Annotation__149_1229668621"/>.</text:p>
      <text:p text:style-name="P7"/>
      <text:p text:style-name="P7">Dado que Meuwissen et al. (2001) fue pionero en el método de selección del genoma utilizando marcadores SNP de alta densidad en la predicción del valor genético, ha habido una serie de estudios que examinaron la influencia de los métodos paramétricos y no paramétricos en la predictibilidad de los valores fenotípicos (p. ej., de los Campos et al. ., 2013 ; Howard et al., 2014 ; Okser et al., 2014 ; Jacquin et al., 2016 ; Waldmann, 2016 ). Utilizando datos SNP simulados con interacciones epistáticas aditivas o bidireccionales, Howard et al. (2014)evaluó la precisión de la predicción y el error cuadrático medio (MSE) de los valores fenotípicos de 10 métodos paramétricos y cuatro no paramétricos. Estos 10 métodos paramétricos incluyeron regresión de mínimos cuadrados, regresión de cresta, regresión de cresta bayesiana, operador de selección y contracción absoluta mínima (LASSO), LASSO bayesiano, mejor predicción lineal imparcial (BLUP), Bayes A, Bayes B, Bayes C y Bayes Cπ. <text:span text:style-name="T5">Los cuatro métodos no paramétricos incluyeron</text:span> el estimador de Nadaraya-Watson, la reproducción del espacio Hibert del núcleo (RKHS), <text:span text:style-name="T5">la regresión de la máquina de vectores de soporte (SVM) y las redes neuronales</text:span>. Si bien encontraron que tanto la arquitectura genética como la heredabilidad de los rasgos tenían un gran impacto en las estimaciones de precisión y MSE ( Howard et al., 2014),<text:span text:style-name="T5"> los métodos no paramétricos funcionaron mejor que los métodos paramétricos cuando la arquitectura genética subyacente se debió enteramente a la epistasis</text:span>. <text:span text:style-name="T5">Recientemente, utilizando datos de simulación y datos de cerdos reales, Waldmann (2016) también confirmó que en presencia de dominancia y epistasis, el método de aprendizaje automático no paramétrico: BART (árboles de regresión aditivos bayesianos, Chipman et al., 2010 ) dio una menor error de predicción genómica y mayor precisión de predicción de valores fenotípicos que los métodos de regresión Random Forests, BLASSO, GBLUP y RKHS</text:span>.</text:p>
      <text:p text:style-name="P7"/>
      <text:p text:style-name="P7"><text:soft-page-break/><text:span text:style-name="T5">Entre los métodos de aprendizaje automático, el método más popular es Random Forests (RF, Breiman, 2001 ). Es un método de conjunto basado en árboles para la clasificación o regresión de múltiples variables ( Chen and Ishwaran, 2012 ; Alarcon et al., 2015 ; Li et al., 2016 )</text:span>. El método se ha utilizado en estudios de asociación genética ( Brieuc et al., 2015 ; Everson et al., 2015 ; Petralia et al., 2015 ; Stephan et al., 2015 ), detección de epistasis para la identificación y el tratamiento del cáncer ( Pashaei, 2015). ; Shi and He, 2016 ), análisis de rutas de redes de genes ( Pang et al., 2006 ;Wang et al., 2010 ; Chen e Ishwaran, 2012 ), predicción de sitios de unión a ADN de proteínas a partir de secuencias de aminoácidos ( Wu et al., 2009 ) y sitios de interacción proteína-proteína en secuencia ( Sikic et al., 2009 ).</text:p>
      <text:p text:style-name="P7"/>
      <text:p text:style-name="P7"><text:span text:style-name="T5">Otro método de conjunto basado en árboles, similar a RF pero con una gran mejora en el error de predicción, es Gradient Boosting Machine (GBM) ( Friedman, 2001 , 2002 ; Schapire, 2003 ; Hastie et al., 2009 )</text:span>. Walters et al. (2012) desarrolló un algoritmo de subconfiguración que se ocupa del problema de desequilibrio de enlace SNP en GWAS cuando se usa RF y GBM, y descubrió que el enfoque integrado proporcionó una mejora satisfactoria en los resultados de RF. Lubke et al. (2013)demostraron que <text:span text:style-name="T5">GBM era un método eficiente para filtrar SNP y reducir modelos complejos en análisis de GWAS de fenotipo multivariante, pero no fueron más allá para evaluar la eficiencia de GBM en la predicción genómica de valores de reproducción</text:span>. Usando un rasgo de un conjunto de datos simulado, Ogutu et al. (2011) compararon la precisión de predicción de los valores genéticos genómicos (GEBV) para el rasgo de tres métodos de aprendizaje automático (RF, GBM y SVM) y encontraron que GBM se desempeñó mejor, seguido de SVM y luego de RF. <text:span text:style-name="T5">Sin embargo, no evaluaron la eficiencia de estos métodos en un conjunto de datos real, ni en la selección de un subconjunto de SNP para la predicción genómica</text:span>.</text:p>
      <text:p text:style-name="P7"/>
      <text:p text:style-name="P7">Recientemente, Chen y He (2015) introdujeron un nuevo método de aprendizaje automático: Extreme Gradient Boosting (XgBoost). Se basa en un principio similar a GBM, pero aplica un modelo más regularizado que GBM para controlar el sobreajuste. XgBoost se ejecuta al menos 10 veces más rápido que GBM ( Fan y Xu, 2014 ; Chen y Guestrin, 2016 ). Se ha demostrado que el método supera a RF en algunos dominios de problemas que implican tareas de aprendizaje difíciles (p. ej., reconocimiento dinámico de emociones musicales, Fan y Xu, 2014 ). Zhou y Troyanskaya (2015) aplicaron XgBoost y algunos otros modelos de secuencia basados ​​en aprendizaje profundo e identificaron los efectos funcionales de las variantes no codificantes de los datos de resecuenciación.</text:p>
      <text:p text:style-name="P7"/>
      <text:p text:style-name="P7"><office:annotation office:name="__Annotation__166_1229668621"><dc:creator>Autor desconocido</dc:creator><dc:date>2022-04-02T04:24:48.822673815</dc:date><text:p text:style-name="P17"><text:span text:style-name="T6">Afirmación muy importante al final y que podría considerar en mi trabajo de TFM: “vale la pena usar solo un pequeño subconjunto de SNP que tienen una relevancia directa para las funciones biológicas de un rasgo de interés para la predicción genómica de los valores genéticos”</text:span></text:p></office:annotation><text:span text:style-name="T3">La selección genómica (GS) ha revolucionado la mejora genética en ganado lechero ( Hayes et al., 2009 ; Garrick, 2011 ; Boichard et al., 2016 ), aves de corral ( WolC, 2014 ) y especies de cultivo ( Crossa et al., 2017 ) gracias a su capacidad incomparable para predecir los valores genéticos de animales y plantas incluso sin fenotipos. Sin embargo, este beneficio de la tecnología no se ha materializado completamente en varias especies animales (p. ej., carne y ovejas lecheras, Raoul et al., 2017 ; la mayoría de las especies acuícolas, Wang et al., 2017).). Las principales razones que contribuyen a una lenta adaptación de la tecnología en los programas de cría selectiva incluyen: 1) la inexistencia de grandes paneles SNP disponibles comercialmente debido a la falta de secuencias genómicas de referencia de calidad ( Xiang, 2015 ); (2) la falta de programas de mejoramiento en los que se pueda implementar GS ( Xiang, 2015) y (3) el alto costo asociado con la necesidad de genotipar un gran número de individuos en poblaciones de referencia para la predicción genómica de las poblaciones objetivo</text:span>. <text:span text:style-name="T3">Aunque el rápido desarrollo de tecnologías de alto rendimiento, los costos comerciales de genotipificar un panel de SNP de alta densidad por animal individual se han ido reduciendo a gran velocidad, el desarrollo de métodos rentables para aplicar paneles de SNP de baja densidad para crear poblaciones de cría para la selección genómica todavía tiene impactos profundos en muchas industrias. Además, se demostró que una gran cantidad de SNP en un panel de SNP de alta </text:span><text:soft-page-break/><text:span text:style-name="T3">densidad que se usó para la predicción genómica de futuros fenotipos de animales tienen efectos muy pequeños o nulos en los fenotipos (p. ej., MacLeod et al., 2016). Esto realmente plantea la cuestión de si vale la pena usar solo un pequeño subconjunto de SNP que tienen una relevancia directa para las funciones biológicas de un rasgo de interés para la predicción genómica de los valores genéticos</text:span><office:annotation-end office:name="__Annotation__166_1229668621"/>.</text:p>
      <text:p text:style-name="P7"/>
      <text:p text:style-name="P7"><text:span text:style-name="T3">Ha habido una serie de publicaciones que aplicaron métodos de aprendizaje automático para la reducción de alta dimensión de conjuntos de datos SNP para GWAS</text:span> ( Liang y Kelemen, 2008 ; Walters et al., 2012 ; Lubke et al., 2013 ) y la predicción genómica de rasgos fenotípicos ( Long et al., 2011 ; Bermingham et al., 2015). A pesar de las ventajas reportadas de GBM y XgBoost sobre RF, no ha habido información disponible sobre la aplicación de GBM y XgBoost en la predicción genómica del ganado. Más específicamente, <text:span text:style-name="T3"><office:annotation office:name="__Annotation__174_1229668621"><dc:creator>Autor desconocido</dc:creator><dc:date>2022-04-02T04:29:52.040055953</dc:date><text:p text:style-name="P16"><text:span text:style-name="T6">Métodos de ML para identificar subconjuntos de SNP y usar esos SNP en la GS.</text:span></text:p></office:annotation></text:span><text:span text:style-name="T3">la utilidad de estos métodos para identificar un subconjunto de SNP para la predicción genómica de valores genéticos no se ha examinado antes. El objetivo de este estudio fue evaluar la eficiencia de tres métodos de conjuntos basados ​​en árboles (RF, GBM y XgBoost) en la identificación de un subconjunto de SNP y usarlos para la predicción genómica de los valores de reproducción</text:span><office:annotation-end office:name="__Annotation__174_1229668621"/>.</text:p>
      <text:p text:style-name="P7"/>
      <text:p text:style-name="P2">Materiales y métodos </text:p>
      <text:p text:style-name="P2"/>
      <text:p text:style-name="P2">- Conjuntos de datos de ganado vacuno </text:p>
      <text:p text:style-name="P8"/>
      <text:p text:style-name="P8">No se obtuvo la aprobación del Comité de Cuidado y Uso de Animales para este estudio porque se usaron datos históricos y no se manipularon animales como parte del estudio. El análisis se realizó en datos fenotípicos y muestras de ADN que se habían recolectado previamente como parte del Centro Australiano de Investigación Cooperativa para Tecnologías Genéticas de la Carne (Beef CRC; http://www.beefcrc.com/). <text:span text:style-name="T5"><office:annotation office:name="__Annotation__192_1229668621"><dc:creator>Autor desconocido</dc:creator><dc:date>2022-04-02T04:35:15.677311376</dc:date><text:p text:style-name="P16"><text:span text:style-name="T6">Descripción de los datos de SNP y del número de individuos.</text:span></text:p></office:annotation></text:span><text:span text:style-name="T5">Para el estudio se utilizó un conjunto de datos SNP que consta de 40 184 marcadores SNP de 2 093 bovinos Brahman tropicales. Los animales consistían en 1.097 toros Brahman (llamados "población de toros") y 996 vacas Brahman (denominadas "población de vacas")</text:span><office:annotation-end office:name="__Annotation__192_1229668621"/>. La población de toros, que varió de 373 a 509 días de edad, provino de 57 grupos contemporáneos (definidos como las combinaciones de ubicación, rebaño y año de nacimiento) y se midió el peso vivo (el peso promedio fue de 308,64 kg (± 38,85 kg) con el rango de 180 a 430 kg, Barwick et al., 2009). La población de vacas que varió de 323 a 400 días de edad tuvo un peso vivo que varió de 115 a 299 kg (promedio de 209,75 kg). <text:span text:style-name="T5"><office:annotation office:name="__Annotation__191_1229668621"><dc:creator>Autor desconocido</dc:creator><dc:date>2022-04-02T04:34:38.622350688</dc:date><text:p text:style-name="P16"><text:span text:style-name="T6">Descripción del control de calidad y de la población de entrenamiento y de validación.</text:span></text:p></office:annotation></text:span><text:span text:style-name="T5">Un control de calidad de 40.184 marcadores SNP dio como resultado la eliminación de 2.102 SNP con MAF &lt;0,01 o con genotipos faltantes debido al requisito de genotipo completo por RF. Para el análisis final se utilizó un total de 38 082 SNP con una tasa de llamadas del 100 %. En este estudio, la población de toros se utilizó como conjunto de datos de entrenamiento y la población de vacas como población de validación independiente</text:span><office:annotation-end office:name="__Annotation__191_1229668621"/>.</text:p>
      <text:p text:style-name="P8"/>
      <text:p text:style-name="P8"><office:annotation office:name="__Annotation__217_1229668621"><dc:creator>Autor desconocido</dc:creator><dc:date>2022-04-02T04:43:41.752365383</dc:date><text:p text:style-name="P16"><text:span text:style-name="T6">Fue necesario corregir los efectos ambientales previamente al análisis con el ML.</text:span></text:p></office:annotation><text:span text:style-name="T5">A diferencia de un modelo animal mixto que puede acomodar efectos fijos en el modelo, los métodos de aprendizaje automático son enfoques no paramétricos y no pueden dar cuenta directamente de ningún efecto ambiental. Por lo tanto, previo a cualquier análisis, se utilizó un modelo lineal, en el que la variable de respuesta era el peso vivo y los efectos fijos el grupo contemporáneo y la edad, para corregir los efectos ambientales y de la edad en la población de toros. Los nuevos fenotipos ajustados después de eliminar los efectos fijos significativos se combinaron con los datos de SNP de la población para los análisis de RF, GBM y XgBoost</text:span><office:annotation-end office:name="__Annotation__217_1229668621"/>. Todos los análisis se realizaron utilizando el programa R (versión 3.4.4, R Core Team, 2013 ).</text:p>
      <text:p text:style-name="P8"/>
      <text:p text:style-name="P9"><text:span text:style-name="T1">- Métodos de aprendizaje supervisado: RF, GBM y XgBoost</text:span> </text:p>
      <text:p text:style-name="P9"/>
      <text:p text:style-name="P10"><text:soft-page-break/><office:annotation office:name="__Annotation__232_1229668621"><dc:creator>Autor desconocido</dc:creator><dc:date>2022-04-02T04:49:47.534287816</dc:date><text:p text:style-name="P16"><text:span text:style-name="T6">Explican de que tratan los métodos de ML.</text:span></text:p></office:annotation>Los tres métodos de máquina RF, GBM y XgBoost son métodos de aprendizaje supervisado en los que se utiliza un conjunto de datos de entrenamiento con una gran cantidad de predictores (p. ej., SNP, Xi , donde X se refiere a un vector que contiene genotipos de todos los SNP para i -ésimo animal) para predecir un fenotipo objetivo ( y i ). El valor de predicción es una variable continua. La parte fundamental de un método de aprendizaje supervisado es cómo hacer la predicción yi dada Xi . Normalmente implica la identificación de una función objetivo y optimizarla. La función objetivo generalmente consta de dos partes: la función de pérdida de entrenamiento y el término de regularización (Friedman, 2002 ). La función de pérdida de entrenamiento indica qué tan bien se ajusta un modelo a un conjunto de datos de entrenamiento (normalmente presentado como un error cuadrático medio MSE), mientras que el término de regularización mide la complejidad del modelo. En general, cuanto más complicado se vuelve un modelo, más inestables serán los resultados. Por lo tanto, requiere una compensación de sesgo-varianza entre los dos componentes importantes de una función objetivo.<office:annotation-end office:name="__Annotation__232_1229668621"/></text:p>
      <text:p text:style-name="P12"/>
      <text:p text:style-name="P12">Los detalles de RF se pueden encontrar en Breiman (2001). …</text:p>
      <text:p text:style-name="P12"/>
      <text:p text:style-name="P3">- Predeterminación de los valores mínimos de los parámetros necesarios para los análisis de RF, GBM y XgBoost utilizando la población de toros</text:p>
      <text:p text:style-name="P3"/>
      <text:p text:style-name="P12">…</text:p>
      <text:p text:style-name="P12"/>
      <text:p text:style-name="P3">- Detección de todo el genoma para SNP de alto rango con tres métodos que utilizan la población de toros</text:p>
      <text:p text:style-name="P3"/>
      <text:p text:style-name="P12">… , <text:span text:style-name="T4">todos los SNP se clasificaron del más importante al menos importante. Los 400, 1000, 3000 SNP principales, así como todos los SNP con valores VIM positivos, se identificaron a partir de cada método</text:span>. Estos valores se eligen en gran parte debido a que en la práctica las empresas comerciales de genotipado de ADN siempre se realizan utilizando los multiplex de 96 o 384 pocillos.</text:p>
      <text:p text:style-name="P12"/>
      <text:p text:style-name="P13"><text:span text:style-name="T1">- Análisis de enriquecimiento de ontología génica (GO)</text:span> </text:p>
      <text:p text:style-name="P13"/>
      <text:p text:style-name="P13">Para ver si un subconjunto de SNP identificado por cada método tiene alguna relevancia biológica, realizamos el análisis GO en los conjuntos de genes que están cerca de los primeros 1000, 3000 o todos los SNP (usando 10 kb como límite de distancia para el gen más cercano) con los valores VIM positivos, utilizando el programa PANTHER (protein anotation through evolutionary relation, Mi et al., 2013 ). Los parámetros básicos aplicados incluyeron Bos Taurus (para organismo), prueba de sobrerrepresentación estadística (método de análisis), proceso biológico PANTHER GO-Slim (conjunto de datos de anotación) y Fisher's Exact con corrección de prueba múltiple FDR (tipo de prueba). Además, también aplicamos la herramienta liftOver de UCSC (minMatch = 0.1) ( Hinrichs et al., 2006) para traducir las posiciones genómicas del SNP bovino a coordenadas humanas (GRC37/19) y utilizó el programa GREAT (v3.0.0, McLean et al., 2010 ).- GREAT asigna a cada gen un dominio regulador, predeterminado 5 kb aguas arriba, 1 kb aguas abajo más distal hasta 1.000 kb o hasta el dominio basal del gen más cercano, que se asocia con el término GO del gen. Como consecuencia, GREAT realiza un análisis de enriquecimiento de GO a nivel de genes utilizando la prueba hipergeométrica, así como una prueba de dominio regulatorio basada en la prueba binomial, donde tiene en cuenta la variabilidad en el tamaño del dominio regulatorio de genes al medir la fracción total del genoma anotado. para cualquier término de ontología dado y contando cuántas regiones genómicas de entrada caen en esas áreas.</text:p>
      <text:p text:style-name="P13"/>
      <text:p text:style-name="P4">- Estimación de la varianza genética aditiva utilizando una matriz de relación genómica (GRM) construida a partir del subconjunto de SNP de la población de vacas</text:p>
      <text:p text:style-name="P4"><text:soft-page-break/></text:p>
      <text:p text:style-name="P13"><text:span text:style-name="T4">Una vez que se eligieron los SNP de mayor rango con tres métodos de aprendizaje automático utilizando la población de toros, se validó la utilidad de estos SNP para predecir los valores genéticos genómicos aditivos (GEBV) de animales individuales con la población de vacas. Para cuantificar los efectos de los principales 400, 1000 y 3000 SNP en el fenotipo de peso vivo, aplicamos un modelo genómico mixto lineal para estimar la variación genética explicada por cada subconjunto de SNP seleccionados. El modelo es el siguiente</text:span>:</text:p>
      <text:p text:style-name="P13"/>
      <text:p text:style-name="P13">…</text:p>
      <text:p text:style-name="P13"/>
      <text:p text:style-name="P14"><text:span text:style-name="T1">- Distribución de elementos diagonales de GRM construidos a partir de subconjuntos de SNP</text:span> </text:p>
      <text:p text:style-name="P14"/>
      <text:p text:style-name="P11">La calidad de los datos genómicos tiene un impacto en la precisión de las predicciones genómicas. Simeone et al. (2011) sugirieron que los elementos diagonales de una matriz de relaciones genómicas (GRM) podrían usarse para identificar poblaciones secundarias o animales mal etiquetados si fueran evidentes múltiples picos. Por lo tanto, antes de la validación, examinamos las distribuciones de los elementos diagonales y fuera de la diagonal de todos los GRM construidos utilizando los subconjuntos de SNP de la población de vacas Brahman.</text:p>
      <text:p text:style-name="P11"/>
      <text:p text:style-name="P5">- Validación cruzada quíntuple para determinar la precisión de los GEBV utilizando un subconjunto de marcadores SNP</text:p>
      <text:p text:style-name="P14"/>
      <text:p text:style-name="P14"><text:span text:style-name="T4">Se utilizó un esquema de validación cruzada de cinco veces para determinar la precisión de la predicción genómica de un subconjunto seleccionado de SNP en la población de vacas.</text:span> Los animales (996) se dividieron aleatoriamente en 5 grupos de igual tamaño y a cada grupo con aproximadamente 199 animales (20 % de la población) se le asignaron valores fenotípicos faltantes y se utilizó como conjunto de validación. <text:span text:style-name="T4">La precisión de la predicción genómica se calculó como la correlación entre los GEBV predichos de los animales sin valores fenotípicos y los fenotipos corregidos de los animales, divididos por la raíz cuadrada del valor de heredabilidad</text:span>. Los fenotipos corregidos se derivaron después de ajustar los fenotipos originales para los efectos fijos del grupo contemporáneo y la edad (es decir, = fenotipo-efectos fijos).</text:p>
      <text:p text:style-name="P14"/>
      <text:p text:style-name="P14"><text:span text:style-name="T4">Con fines de comparación, también calculamos las precisiones de la predicción genómica de todos los SNP (38 083), los SNP con valores VIM positivos de cada método de aprendizaje automático, así como 400, 1000 y 3000 SNP que se seleccionaron para estar espaciados uniformemente en el genoma</text:span>.</text:p>
      <text:p text:style-name="P14"/>
      <text:p text:style-name="P5">Resultados</text:p>
      <text:p text:style-name="P14"/>
      <text:p text:style-name="P14">…</text:p>
      <text:p text:style-name="P14"/>
      <text:p text:style-name="P15"><text:span text:style-name="T1">Precisión de la predicción de GEBV</text:span> </text:p>
      <text:p text:style-name="P15"/>
      <text:p text:style-name="P15"><text:span text:style-name="T4">La Tabla 5 muestra la precisión de predicción estimada promedio de los GEBV cuando se usa un subconjunto de SNP en un modelo genómico aditivo y un esquema de validación cruzada de cinco veces dividido aleatoriamente en la población de vacas</text:span>. <text:span text:style-name="T4">En comparación con los resultados de un modelo genómico aditivo que usa los 38 082 SNP (última fila en la Tabla 5, denominado Todos los SNP), las precisiones de predicción de los subconjuntos de marcadores SNP (3000 o todos los SNP VIM positivos) elegidos por RF o GBM tenían valores similares a los del panel SNP completo</text:span>. De los tres métodos, GBM tuvo el rendimiento más superior y luego fue seguido por RF y XgBoost. <text:span text:style-name="T4">Los </text:span><text:soft-page-break/><text:span text:style-name="T4">valores de precisión de predicción promedio en 400, 1000 y 3000 SNP fueron 0,38 (±0,0268) para RF, 0,42 (±0,040) para GBM y 0,26 (±0,051) para XgBoost. Sorprendentemente, las precisiones de predicción de 1000 (0,42 ± 0,14) y 3000 (0,46 ± 0,072) SNP de GBM fueron iguales o ligeramente mejores que las de 16600 SNP (0,42 ± 0,11), aunque no significativamente</text:span>.</text:p>
      <text:p text:style-name="P15"/>
      <text:p text:style-name="P15">El uso de todos los SNP con valores VIM positivos logró una precisión de predicción similar (p. ej., 0,42–RF, 0,42–GBM, 0,39–XgBoost, Tabla 5 ) en comparación con 0,43 del panel completo. <text:span text:style-name="T4"><office:annotation office:name="__Annotation__489_1229668621"><dc:creator>Autor desconocido</dc:creator><dc:date>2022-04-02T06:17:43.513260426</dc:date><text:p text:style-name="P16"><text:span text:style-name="T6">Más SNP en un modelo no se traducen necesariamente en una mayor precisión. De hecho, pueden haber agregado más ruidos de fondo y creado más errores de predicción que un pequeño número de SNP que capturan los efectos principales de SNP individuales, interacciones SNP-SNP y relaciones no lineales.</text:span></text:p></office:annotation></text:span><text:span text:style-name="T4">Los resultados sugieren que cuando se trata de la predicción genómica de los valores genéticos, más SNP en un modelo no se traducen necesariamente en una mayor precisión. De hecho, pueden haber agregado más ruidos de fondo y creado más errores de predicción que un pequeño número de SNP que capturan los efectos principales de SNP individuales, interacciones SNP-SNP y relaciones no lineales</text:span><office:annotation-end office:name="__Annotation__489_1229668621"/>.</text:p>
      <text:p text:style-name="P15"/>
      <text:p text:style-name="P15">Al comparar las precisiones de los subconjuntos de SNP espaciados uniformemente (400, 1000 y 3000) con los de tres métodos de aprendizaje automático (Tabla 5 ), ​​todos los subconjuntos de SNP de RF, GBM y Xgboost superaron a los de SNP elegidos uniformemente, especialmente RF y GBM. Se puede ver que los valores de precisión de GBM, 0,36 (GBM400) y 0,42 (GBM1000), eran casi el doble de la cantidad de SNP espaciados uniformemente.</text:p>
      <text:p text:style-name="P15"/>
      <text:p text:style-name="P6">Discusión</text:p>
      <text:p text:style-name="P6"/>
      <text:p text:style-name="P15">La predicción y selección genómica es una de las aplicaciones de la era posterior al genoma que revoluciona los programas de mejora genética. <text:span text:style-name="T2"><office:annotation office:name="__Annotation__545_1229668621"><dc:creator>Autor desconocido</dc:creator><dc:date>2022-04-03T05:05:20.520885558</dc:date><text:p text:style-name="P16"><text:span text:style-name="T6">Los paneles de SNP de baja densidad es rentable.</text:span></text:p></office:annotation></text:span><text:span text:style-name="T2">Los paneles de SNP de baja densidad pueden ofrecer una solución rentable para aplicaciones de amplio espectro de programas de selección genómica si los subconjuntos de SNP con relevancia biológica pueden identificarse de manera efectiva para proporcionar una alta precisión en la predicción genómica de los valores de reproducción</text:span><office:annotation-end office:name="__Annotation__545_1229668621"/>. <text:span text:style-name="T2">Si bien el concepto de usar paneles SNP de baja densidad asociados con un fenotipo como una solución rentable para la selección genómica se ha explorado en una serie de estudios (p. ej., Habier et al., 2009 ; Ogawa et al., 2014), una recomendación común fue seleccionar subconjuntos de marcadores (p. ej., 3000–6000) espaciados uniformemente a lo largo del genoma para la predicción genómica. Una de las razones para seleccionar marcadores equidistantes entre rasgos fue superar el problema con un subconjunto de SNP específicos solo del rasgo de interés ( Habier et al., 2009 ; Ogawa et al., 2014).). En nuestro estudio, para un tamaño determinado de panel de SNP (38 082), descubrimos que el uso del subconjunto de 3000 SNP espaciados uniformemente en el genoma solo explicaba alrededor del 71,8 % de la variación genética aditiva total de todos los SNP. Esto contrastaba enormemente con las variaciones genéticas aditivas explicadas por los 3000 SNP seleccionados por los métodos de aprendizaje automático: RF (89,3 %) y GBM (109,4 %). Además, la precisión de la predicción genómica usando 3000 SNP de RF (0,413) o GBM (0,461) fue similar al valor de usar el panel completo (0,425), mientras que el valor fue de 0,29 para 3000 SNP espaciados uniformemente. Estos resultados indican que, a menos que el número de SNP seleccionados aleatoriamente pero espaciados uniformemente sea muy grande, la predicción genómica del panel de baja densidad podría sufrir una pérdida significativa de potencia. Esto se debe en gran parte al hecho de que algunos de los SNP seleccionados al azar pero espaciados uniformemente tuvieron efectos pequeños o nulos en el peso vivo, por lo tanto, no contribuyeron mucho a la variación genética aditiva. Por el contrario, los SNP de mayor rango identificados por los métodos de aprendizaje automático tuvieron influencias significativas en el fenotipo y, por lo tanto, explicaron la gran proporción de la variación genética aditiva</text:span>. Además, una de las características más importantes que produce RF es la lista de SNP con valores negativos de VIM que indican los SNP problemáticos y resaltan la necesidad de una evaluación previa para eliminar estos SNP de la predicción genómica. <text:span text:style-name="T2">los SNP de mayor rango identificados por los métodos de aprendizaje automático tuvieron influencias significativas en el fenotipo y, por lo tanto, </text:span><text:soft-page-break/><text:span text:style-name="T2">explicaron la gran proporción de la variación genética aditiva. Además, una de las características más importantes que produce RF es la lista de SNP con valores negativos de VIM que indican los SNP problemáticos y resaltan la necesidad de una evaluación previa para eliminar estos SNP de la predicción genómica. los SNP de mayor rango identificados por los métodos de aprendizaje automático tuvieron influencias significativas en el fenotipo y, por lo tanto, explicaron la gran proporción de la variación genética aditiva. Además, una de las características más importantes que produce RF es la lista de SNP con valores negativos de VIM que indican los SNP problemáticos y resaltan la necesidad de una evaluación previa para eliminar estos SNP de la predicción genómica</text:span><text:span text:style-name="T2"><office:annotation><dc:creator>Autor desconocido</dc:creator><dc:date>2022-04-03T05:07:41.492721887</dc:date><text:p text:style-name="P16"><text:span text:style-name="T6">Es mejor identificar SNP significativos que seleccionar SNP al azar pero espaciados uniformemente.</text:span></text:p></office:annotation></text:span>.</text:p>
      <text:p text:style-name="P15"/>
      <text:p text:style-name="P15"><text:span text:style-name="T2"><office:annotation office:name="__Annotation__590_1229668621"><dc:creator>Autor desconocido</dc:creator><dc:date>2022-04-03T05:10:08.543056908</dc:date><text:p text:style-name="P16"><text:span text:style-name="T6">Análisis de enriquecimiento de ontología génica que permite concluir lo bueno que es usar ML para identficar SNP con asociación directa a los genes causales.</text:span></text:p></office:annotation></text:span><text:span text:style-name="T2">Nuestros resultados del análisis de enriquecimiento de ontología génica (GO) indican claramente que los métodos de aprendizaje automático son métodos eficientes para identificar un subconjunto de SNP (por ejemplo, 3000) con enlaces directos a genes candidatos que afectan el rasgo de crecimiento. Estos resultados podrían contribuir en gran medida al hecho de que los métodos de aprendizaje automático capturaron interacciones SNP-SNP complejas y relaciones no lineales. Por lo tanto, produjeron una varianza residual mucho más pequeña y, por lo tanto, dieron como resultado un aumento de la varianza genética y los valores de heredabilidad</text:span><office:annotation-end office:name="__Annotation__590_1229668621"/>.</text:p>
      <text:p text:style-name="P15"/>
      <text:p text:style-name="P15"><text:span text:style-name="T4">En los métodos de aprendizaje supervisado, un error de predicción de un algoritmo consta de dos partes: una varianza y un sesgo</text:span>. Según Dietterich y Kong (1995) , “el sesgo de un algoritmo de aprendizaje (para un problema de aprendizaje dado y un tamaño fijo m para conjuntos de entrenamiento) es el error persistente o sistemático que se espera que cometa el algoritmo de aprendizaje cuando se entrena en conjuntos de entrenamiento. de talla m .” <text:span text:style-name="T4">Un objetivo de un algoritmo de aprendizaje es minimizar tanto el sesgo estadístico como la varianza</text:span>. En RF cada árbol de decisión individual que se forma con mtrySe sabe que los SNP son propensos a un error de predicción de sobreajuste, causado por una alta varianza y un bajo sesgo de un árbol individual. Sin embargo, al usar una gran cantidad de árboles de decisión no podados (es decir, al volver a muestrear los datos una y otra vez) para formar un bosque, el error de predicción se puede reducir mediante la reducción del componente de varianza ( Hastie et al., 2009 ). Mientras que en GBM, un error de predicción se debe a una baja variación y un alto sesgo de un "aprendiz débil". Sin embargo, un proceso de impulso mejora tanto el sesgo (mediante el ensamblaje secuencial de muchos "aprendices débiles" y el uso de la suma ponderada de predicciones de árboles individuales para reducir el sesgo) como la varianza (al combinar muchos modelos, Hastie et al., 2009).). Por lo tanto, en general, GBM supera a RF. En comparación con GBM, XgBoost tiene más opciones de regularización para mejorar aún más los problemas de sobreajuste ( Chen y He, 2015 ).). Por lo tanto, se espera que el rendimiento de XgBoost sea mejor que el de GBM. Observamos que los genes cercanos a los 3000 SNP principales identificados por XgBoost tenían valores de P relativamente más altos en el análisis de enriquecimiento de genes que los de GBM y RF. Sin embargo, al aplicar los 3000 SNP principales identificados a partir de cada método en un modelo genómico aditivo para la predicción de GEBV, sorprendentemente vemos que GBM superó a XgBoost en la precisión de la predicción. Esto podría deberse al hecho de que había 18 parámetros que requerían ajuste previo en XgBoost, solo exploramos diferentes valores para dos parámetros: Ntree (la cantidad de árboles de decisión) y la tasa de aprendizaje eta , no los valores óptimos para los 16 restantes . parámetros Estos resultados sugieren la complicidad de los parámetros de XgBoost.</text:p>
      <text:p text:style-name="P15"/>
      <text:p text:style-name="P15">Es una propiedad de los modelos mixtos aplicados en la evaluación genética (y genómica) que las varianzas del error de predicción son proporcionales a los elementos diagonales de la inversa de la matriz de relaciones ( VanRaden, 2008 ). En general, un panel de baja densidad podría resultar inevitablemente en una mayor variación en las estimaciones de relaciones genómicas. Esta alta variación podría traducirse en grandes diagonales de la inversa de GRM, lo que a su vez da como resultado estimaciones de precisión infladas ( Hill and Weir, 2011 ). En nuestro estudio aquí, en <text:soft-page-break/>comparación con los resultados del uso de todos los SNP, la evidencia de variaciones mucho mayores tanto en las matrices de relación genómica (GRM) como en las GRM invertidas (Figuras 5 , 6) fue muy fuerte en los casos en los que se utilizaron los subconjuntos de 400 o 1000 SNP para la predicción genómica de la población de vacas, independientemente de los métodos utilizados para seleccionar los subconjuntos de SNP. Sin embargo, las grandes variaciones en GRM disminuyeron a medida que la densidad de SNP superaba los 3000. Por lo tanto, esto sugiere que se requeriría un mínimo de 3000 SNP para implementar herramientas de selección genómica.</text:p>
      <text:p text:style-name="P15"/>
      <text:p text:style-name="P15"><text:span text:style-name="T4"><office:annotation office:name="__Annotation__639_1229668621"><dc:creator>Autor desconocido</dc:creator><dc:date>2022-04-03T05:20:49.845860562</dc:date><text:p text:style-name="P16"><text:span text:style-name="T6">Varianza genómica y heredabilidad genómica.</text:span></text:p></office:annotation></text:span><text:span text:style-name="T4">Cabe señalar que la varianza genética aditiva y los valores de heredabilidad a los que se hace referencia en este estudio no son los mismos que las definiciones estrictas de la teoría de la genética cuantitativa tradicional ( de los Campos et al., 2015 ). Deberían ser "variación genómica" y "heredabilidad genómica". Según de los Campos et al. (2015) , “la heredabilidad genómica y los parámetros de heredabilidad de rasgos son iguales solo cuando se tipifican todas las variantes causales”. Dado que se desconoce el número de QTL verdaderos y se utiliza un número limitado de SNP, estas estimaciones están sesgadas por la verdadera varianza genética aditiva y el valor de heredabilidad de la población. Estos también podrían afectar nuestros resultados</text:span><office:annotation-end office:name="__Annotation__639_1229668621"/>.</text:p>
      <text:p text:style-name="P15"/>
      <text:p text:style-name="P15"><text:span text:style-name="T4"><office:annotation office:name="__Annotation__640_1229668621"><dc:creator>Autor desconocido</dc:creator><dc:date>2022-04-03T05:22:21.168128432</dc:date><text:p text:style-name="P16"><text:span text:style-name="T6">Diferencia entre ML y GBLUP.</text:span></text:p></office:annotation></text:span><text:span text:style-name="T4">Dado que todos los métodos de aprendizaje automático son modelos no paramétricos, estos modelos no diferencian entre efectos ambientales fijos y efectos genéticos aleatorios. Si los efectos ambientales fijos se usaran directamente como covariables, se tratarían como variables predictoras como SNP, luego los resultados del subconjunto de SNP dependerían de estos efectos fijos. Por lo tanto, preajustamos el fenotipo de la misma manera que los otros estudios ( Lubke et al., 2013 ; Waldmann, 2016). Sin embargo, un modelo GBLUP es un modelo mixto en el que los efectos fijos (edad y efectos de grupo contemporáneo) pueden separarse correctamente del efecto genético aleatorio, por lo que utilizamos el fenotipo original para el modelo GBLUP en la población de validación. Es posible que la precisión sea diferente si también usáramos el fenotipo preajustado para el análisis GBLUP en la población de validación</text:span><office:annotation-end office:name="__Annotation__640_1229668621"/>.</text:p>
      <text:p text:style-name="P15"/>
      <text:p text:style-name="P15">Tanto el desequilibrio de ligamiento (LD) como el MAF (frecuencia alélica menor) pueden afectar sistemáticamente las medidas de importancia variable utilizadas tanto por RF como por GBM ( Strobl et al., 2007 ; Habier et al., 2009 ; Walters et al., 2012 ; Lubke et al. al., 2013 ; Ogawa et al., 2014 ; Zhou y Troyanskaya, 2015 ). Walters et al. (2012) sugirieron aplicar un algoritmo de ventana deslizante que utiliza subconjuntos superpuestos de SNP elegidos de un estudio de asociación del genoma completo para asignar los SNP con LD alta a diferentes subconjuntos para reducir el sesgo en VIM. No aplicamos el método en nuestros análisis, ya que los gráficos de Manhattan de 3 métodos (Figura 3) mostró que los marcadores SNP de mayor rango (p. ej., 400, 1000 y 3000) estaban relativamente espaciados a lo largo de todo el genoma.</text:p>
      <text:p text:style-name="P15"/>
      <text:p text:style-name="P15"><text:span text:style-name="T2"><office:annotation office:name="__Annotation__669_1229668621"><dc:creator>Autor desconocido</dc:creator><dc:date>2022-04-03T05:24:59.169134481</dc:date><text:p text:style-name="P16"><text:span text:style-name="T6">Factores que pueden afectar la precisión de ls GS.</text:span></text:p></office:annotation></text:span><text:span text:style-name="T2">La precisión de la predicción de los valores genéticos genómicos puede verse afectada por una serie de factores, por ejemplo, el número de animales en una población de entrenamiento (o de referencia), la heredabilidad de un rasgo de interés, la relación entre los animales de entrenamiento y los de validación (es decir, la arquitectura genética) , la longitud de los cromosomas (en Morgans) y el tamaño efectivo de la población ( Goddard, 2009 ; Howard et al., 2014). Hay algunas limitaciones en este estudio</text:span><office:annotation-end office:name="__Annotation__669_1229668621"/>. En primer lugar, nuestras poblaciones de entrenamiento y de validación (las poblaciones de toros y vacas Brahman) no eran independientes y eran medios hermanos relacionados. La precisión de la predicción genómica de los valores genéticos podría cambiar cuando se utilizan diferentes poblaciones de entrenamiento y validación. Por lo tanto, se necesita precaución para la interpretación de nuestros resultados. En segundo lugar, solo examinamos un fenotipo con heredabilidad moderada: peso vivo al año en ganado de carne. Se requieren más estudios para validar aún más la eficiencia de los métodos de <text:soft-page-break/>aprendizaje automático en la construcción de paneles SNP de baja densidad para la predicción genómica, para una variedad de fenotipos con diferentes valores de heredabilidad en varios tamaños de población. En tercer lugar, solo investigamos la previsibilidad de subconjuntos de SNP de alto rango con los efectos en un peso vivo univariado. La pleiotropía de los SNP del subconjunto podría tener un impacto en los rasgos correlacionados con el peso vivo. En cuarto lugar, aplicamos un esquema aleatorio de validación cruzada de 5 veces, en lugar de la división de los animales de las mismas familias de toros en el mismo grupo y sin conexión entre los conjuntos de datos de entrenamiento y validación (es decir, un esquema de validación cruzada basado en la familia). Por lo tanto, se esperaría que los resultados fueran muy diferentes para el esquema de validación cruzada basado en la familia.</text:p>
      <text:p text:style-name="P15"/>
      <text:p text:style-name="P15"><text:span text:style-name="T4">No hay duda de que existen otros métodos de aprendizaje automático que se pueden usar para la reducción de grandes dimensiones y la selección eficiente de subconjuntos de SNP para paneles de SNP de baja densidad (p. ej., Liang y Kelemen, 2008 ; Long et al., 2011 ; Walters et al. al., 2012 ; Bermingham et al., 2015), y luego aplique los paneles para la predicción genómica de los valores genéticos</text:span>. Los métodos de aprendizaje automático como GBM tienen la ventaja sobre los métodos paramétricos por su capacidad para tratar interacciones variables, relaciones no lineales, valores atípicos y valores faltantes. <office:annotation office:name="__Annotation__700_1229668621"><dc:creator>Autor desconocido</dc:creator><dc:date>2022-04-03T05:28:45.823893659</dc:date><text:p text:style-name="P16"><text:span text:style-name="T6">Otro uso interesante del ML.</text:span></text:p></office:annotation>También se pueden usar para identificar inicialmente una pequeña cantidad de SNP informativos asociados con fenotipos y luego usar estos SNP para la imputación a genotipos de alta densidad para mejorar aún más la precisión de la predicción genómica.<office:annotation-end office:name="__Annotation__700_1229668621"/></text:p>
      <text:p text:style-name="P15"/>
      <text:p text:style-name="P15"><office:annotation office:name="__Annotation__733_1229668621"><dc:creator>Autor desconocido</dc:creator><dc:date>2022-04-03T05:36:27.966896706</dc:date><text:p text:style-name="P16"><text:span text:style-name="T6">Lo que se desea estudiar en un futuro respecto al uso de ML para identificar SNP.</text:span></text:p></office:annotation>Vale la pena mencionar que este estudio pretende aquí servir como una prueba de concepto. También aplicamos RF como una herramienta de preselección para identificar SNP de baja densidad para la predicción genómica en otra población de ganado vacuno que constaba de 2109 bovinos Brahman con 651 253 genotipos SNP y encontramos resultados similares ( Li et al., 2018 ). Una de las limitaciones de este estudio es que solo evaluamos tres métodos de aprendizaje automático para seleccionar subconjuntos de SNP para la predicción genómica de un solo rasgo, en lugar de múltiples rasgos. Hay literatura disponible sobre la aplicación de aprendizajes automáticos para la predicción genómica de múltiples rasgos ( He et al., 2016 ; Paré et al., 2017). Sin embargo, dadas las relaciones complejas entre múltiples rasgos y SNP, una evaluación vigorosa de tres métodos para seleccionar subconjuntos de SNP que afectan múltiples rasgos está más allá del alcance del presente estudio. Abordar múltiples rasgos será el trabajo futuro<office:annotation-end office:name="__Annotation__733_1229668621"/>.</text:p>
      <text:p text:style-name="P15"/>
      <text:p text:style-name="P15"><text:span text:style-name="T2"><office:annotation office:name="__Annotation__768_1229668621"><dc:creator>Autor desconocido</dc:creator><dc:date>2022-04-03T05:38:09.500799045</dc:date><text:p text:style-name="P16"><text:span text:style-name="T6">Implementación interesante del ML en GS: usar el ML como una herramienta de preselección o de reducción de dimensión.</text:span></text:p></office:annotation></text:span><text:span text:style-name="T2">Los resultados de este estudio tienen una serie de posibles implementaciones. Por ejemplo, (1) usar los métodos de aprendizaje automático como una herramienta de preselección (o una herramienta de reducción de alta dimensión) para identificar variantes biológicamente relevantes de variantes de secuencias genómicas grandes de una población grande, y luego aplicar subconjuntos para una investigación detallada de genes funciones o vías o predicción genómica de futuras generaciones; (2) Construir grandes poblaciones de referencia mediante el genotipado inicial de un gran panel de SNP en una parte de una población y luego elegir subconjuntos de SNP para genotipar el resto de una población para una futura selección genómica</text:span><office:annotation-end office:name="__Annotation__768_12296686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Times, serif"/>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02T03:57:06.314619856</meta:creation-date>
    <meta:generator>LibreOffice/6.0.7.3$Linux_X86_64 LibreOffice_project/00m0$Build-3</meta:generator>
    <dc:date>2022-04-03T05:39:12.542048504</dc:date>
    <meta:editing-duration>PT2H39M4S</meta:editing-duration>
    <meta:editing-cycles>40</meta:editing-cycles>
    <meta:document-statistic meta:table-count="0" meta:image-count="0" meta:object-count="0" meta:page-count="9" meta:paragraph-count="49" meta:word-count="5743" meta:character-count="35296" meta:non-whitespace-character-count="29593"/>
  </office:meta>
</office:document-meta>
</file>